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color="#ff0000" fo:font-weight="bold" style:font-weight-asian="bold"/>
    </style:style>
    <style:style style:name="P3" style:family="paragraph" style:parent-style-name="Standard">
      <style:text-properties fo:color="#ff0000"/>
    </style:style>
    <style:style style:name="P4" style:family="paragraph" style:parent-style-name="Standard">
      <style:paragraph-properties fo:orphans="0" fo:widows="0"/>
      <style:text-properties fo:font-weight="bold" style:font-weight-asian="bold"/>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list-style-name="WWNum7">
      <style:paragraph-properties fo:margin-left="0.5in" fo:margin-right="0in" fo:orphans="0" fo:widows="0" fo:text-indent="-0.25in" style:auto-text-indent="false"/>
    </style:style>
    <style:style style:name="P7" style:family="paragraph" style:parent-style-name="Standard" style:list-style-name="WWNum4">
      <style:paragraph-properties fo:margin-left="0.5in" fo:margin-right="0in" fo:text-indent="-0.25in" style:auto-text-indent="false"/>
    </style:style>
    <style:style style:name="P8" style:family="paragraph" style:parent-style-name="Standard" style:list-style-name="WWNum10">
      <style:paragraph-properties fo:margin-left="0.5in" fo:margin-right="0in" fo:text-indent="-0.25in" style:auto-text-indent="false"/>
    </style:style>
    <style:style style:name="P9" style:family="paragraph" style:parent-style-name="Standard" style:list-style-name="WWNum9">
      <style:paragraph-properties fo:margin-left="0.5in" fo:margin-right="0in" fo:text-indent="-0.25in" style:auto-text-indent="false"/>
    </style:style>
    <style:style style:name="P10" style:family="paragraph" style:parent-style-name="Standard" style:list-style-name="WWNum6">
      <style:paragraph-properties fo:margin-left="0.5in" fo:margin-right="0in" fo:text-indent="-0.25in" style:auto-text-indent="false"/>
    </style:style>
    <style:style style:name="P11" style:family="paragraph" style:parent-style-name="Standard" style:list-style-name="WWNum5">
      <style:paragraph-properties fo:margin-left="0.5in" fo:margin-right="0in" fo:text-indent="-0.25in" style:auto-text-indent="false"/>
    </style:style>
    <style:style style:name="P12" style:family="paragraph" style:parent-style-name="Standard" style:list-style-name="WWNum2">
      <style:paragraph-properties fo:margin-left="0.5in" fo:margin-right="0in" fo:text-indent="-0.25in" style:auto-text-indent="false"/>
    </style:style>
    <style:style style:name="P13" style:family="paragraph" style:parent-style-name="Standard" style:list-style-name="WWNum3">
      <style:paragraph-properties fo:margin-left="0.5in" fo:margin-right="0in" fo:text-indent="-0.25in" style:auto-text-indent="false"/>
    </style:style>
    <style:style style:name="P14" style:family="paragraph" style:parent-style-name="Standard" style:list-style-name="WWNum8">
      <style:paragraph-properties fo:margin-left="0.5in" fo:margin-right="0in" fo:text-indent="-0.25in" style:auto-text-indent="false"/>
    </style:style>
    <style:style style:name="P15" style:family="paragraph" style:parent-style-name="Standard" style:list-style-name="WWNum1">
      <style:paragraph-properties fo:margin-left="1in" fo:margin-right="0in" fo:text-indent="-0.25in" style:auto-text-indent="false"/>
    </style:style>
    <style:style style:name="P16" style:family="paragraph" style:parent-style-name="Standard" style:list-style-name="WWNum10">
      <style:paragraph-properties fo:margin-left="1in" fo:margin-right="0in" fo:text-indent="-0.25in" style:auto-text-indent="false"/>
    </style:style>
    <style:style style:name="P17" style:family="paragraph" style:parent-style-name="Standard" style:list-style-name="WWNum5">
      <style:paragraph-properties fo:margin-left="1in" fo:margin-right="0in" fo:text-indent="-0.25in" style:auto-text-indent="false"/>
    </style:style>
    <style:style style:name="P18" style:family="paragraph" style:parent-style-name="Standard" style:master-page-name="Standard">
      <style:paragraph-properties fo:orphans="0" fo:widows="0" style:page-number="1"/>
    </style:style>
    <style:style style:name="P19"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4a86e8" fo:font-weight="bold" style:font-weight-asian="bold"/>
    </style:style>
    <style:style style:name="T12" style:family="text">
      <style:text-properties fo:color="#4a86e8"/>
    </style:style>
    <style:style style:name="T13" style:family="text">
      <style:text-properties fo:color="#4a86e8" style:text-line-through-style="solid" style:text-line-through-type="single"/>
    </style:style>
    <style:style style:name="T14" style:family="text">
      <style:text-properties fo:color="#4a86e8" style:text-underline-style="none"/>
    </style:style>
    <style:style style:name="T15" style:family="text">
      <style:text-properties fo:color="#1155cc" style:text-underline-style="solid" style:text-underline-width="auto" style:text-underline-color="font-color" fo:font-weight="bold" style:font-weight-asian="bold"/>
    </style:style>
    <style:style style:name="T16" style:family="text">
      <style:text-properties fo:color="#1155cc" style:text-underline-style="solid" style:text-underline-width="auto" style:text-underline-color="font-color"/>
    </style:style>
    <style:style style:name="T17" style:family="text">
      <style:text-properties fo:font-size="18pt" fo:font-weight="bold" style:font-size-asian="18pt" style:font-weight-asian="bold" style:font-size-complex="18pt"/>
    </style:style>
    <style:style style:name="T18"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9" style:family="text">
      <style:text-properties fo:font-size="18pt" style:text-underline-style="solid" style:text-underline-width="auto" style:text-underline-color="font-color" fo:font-weight="bold" style:font-size-asian="18pt" style:font-weight-asian="bold" style:font-size-complex="18pt"/>
    </style:style>
    <style:style style:name="T20" style:family="text">
      <style:text-properties fo:font-style="italic" style:font-style-asian="italic"/>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tracked-changes text:track-changes="false">
        <text:changed-region xml:id="ct26413904" text:id="ct26413904">
          <text:insertion>
            <office:change-info>
              <dc:creator>RTheren</dc:creator>
              <dc:date>2019-06-24T20:44:26</dc:date>
            </office:change-info>
          </text:insertion>
        </text:changed-region>
        <text:changed-region xml:id="ct26416560" text:id="ct26416560">
          <text:insertion>
            <office:change-info>
              <dc:creator>RTheren</dc:creator>
              <dc:date>2019-06-24T20:45:34</dc:date>
            </office:change-info>
          </text:insertion>
        </text:changed-region>
        <text:changed-region xml:id="ct26418080" text:id="ct26418080">
          <text:insertion>
            <office:change-info>
              <dc:creator>RTheren</dc:creator>
              <dc:date>2019-06-25T09:21:34</dc:date>
            </office:change-info>
          </text:insertion>
        </text:changed-region>
        <text:changed-region xml:id="ct26426320" text:id="ct26426320">
          <text:insertion>
            <office:change-info>
              <dc:creator>Michael Fox</dc:creator>
              <dc:date>2019-06-26T04:03:0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LWDW <text:s/>- </text:span><text:span text:style-name="T2">176</text:span></text:p>
      <text:p text:style-name="P1"><text:span text:style-name="T7">Colour key - </text:span><text:span text:style-name="T8">Venn</text:span><text:span text:style-name="T7"> </text:span><text:span text:style-name="T11">Pedro </text:span><text:span text:style-name="T3">Jill</text:span></text:p>
      <text:p text:style-name="P2"/>
      <text:p text:style-name="P1"><text:span text:style-name="T7">The Jill</text:span></text:p>
      <text:p text:style-name="P1"><text:a xlink:type="simple" xlink:href="https://meet.jit.si/jordan9000#config.disableAP=true&amp;config.disableAEC=true&amp;config.disableAGC=true" text:style-name="ListLabel_20_91" text:visited-style-name="ListLabel_20_91"><text:span text:style-name="T15">https://meet.jit.si/jordan9000#config.disableAP=true&amp;config.disableAEC=true&amp;config.disableAGC=true</text:span></text:a></text:p>
      <text:p text:style-name="P4"/>
      <text:p text:style-name="P1"><text:span text:style-name="T7">The Pedro </text:span></text:p>
      <text:p text:style-name="P1"><text:a xlink:type="simple" xlink:href="https://meet.jit.si/pedro9000#config.disableAP=true&amp;config.disableAEC=true&amp;config.disableAGC=true" text:style-name="ListLabel_20_91" text:visited-style-name="ListLabel_20_91"><text:span text:style-name="T15">https://meet.jit.si/pedro9000#config.disableAP=true&amp;config.disableAEC=true&amp;config.disableAGC=true</text:span></text:a></text:p>
      <text:p text:style-name="P1"><draw:rect text:anchor-type="as-char" style:rel-width="100%" draw:z-index="0" draw:style-name="gr1" draw:text-style-name="P19" svg:width="0.0012in" svg:height="0.0213in"><text:p/></draw:rect></text:p>
      <text:p text:style-name="P1"><text:span text:style-name="T17">Post story suggestions </text:span><text:span text:style-name="T18">HAR</text:span><text:span text:style-name="T19">!</text:span></text:p>
      <text:p text:style-name="P1">1.<text:change-start text:change-id="ct26413904"/> NSA starts contributing to Coreboot project. Time to get worried? (RTheren)<text:line-break/><text:tab/>https://www.tomshardware.com/news/nsa-contributes-low-level-stm-coreboot,39704.html<text:change-end text:change-id="ct26413904"/></text:p>
      <text:p text:style-name="P1">2.<text:change-start text:change-id="ct26416560"/> Somebody watched Mr. Robot too many times: (RTheren)<text:line-break/><text:tab/>https://securityaffairs.co/wordpress/87466/hacking/nasa-jpl-hacked.html<text:change-end text:change-id="ct26416560"/></text:p>
      <text:p text:style-name="P1">3.<text:change-start text:change-id="ct26418080"/> Fedora 31 roadmap: (RTheren)</text:p>
      <text:p text:style-name="P1">https://blogs.gnome.org/uraeus/2019/06/24/on-the-road-to-fedora-workstation-31/<text:change-end text:change-id="ct26418080"/></text:p>
      <text:p text:style-name="P1">4.<text:change-start text:change-id="ct26426320"/>Cloud Geekos</text:p>
      <text:p text:style-name="P1">https://www.zdnet.com/article/suse-linux-bridges-the-gap-between-the-server-and-the-cloud/<text:change-end text:change-id="ct26426320"/></text:p>
      <text:p text:style-name="P1">5.</text:p>
      <text:p text:style-name="P1"/>
      <text:p text:style-name="P1"><draw:rect text:anchor-type="as-char" style:rel-width="100%" draw:z-index="1" draw:style-name="gr1" draw:text-style-name="P19" svg:width="0.0012in" svg:height="0.0213in"><text:p/></draw:rect></text:p>
      <text:p text:style-name="Standard"><text:span text:style-name="T2">Rundown: You know the drill </text:span></text:p>
      <text:p text:style-name="Standard"><text:soft-page-break/></text:p>
      <text:p text:style-name="Standard"/>
      <text:p text:style-name="P4"/>
      <text:p text:style-name="P1"><draw:rect text:anchor-type="as-char" style:rel-width="100%" draw:z-index="2" draw:style-name="gr1" draw:text-style-name="P19" svg:width="0.0012in" svg:height="0.0213in"><text:p/></draw:rect></text:p>
      <text:p text:style-name="P1"><text:span text:style-name="T7">What we’re up to :</text:span></text:p>
      <text:p text:style-name="P1"><text:span text:style-name="T7">V - Melted my face off. Also trying to find _something_ to buy in the summer sale. </text:span></text:p>
      <text:p text:style-name="P1"><text:span text:style-name="T7">J - Am using my new pink LGC broadcasting rig and am rocking Pop!_OS and an AMD RX 560 and it has been running smoothly with gaming at UHD, playing Distance, The Talos Principle, Valley and in the Friday Fubar Dota Underlords!</text:span></text:p>
      <text:p text:style-name="P1"><text:span text:style-name="T7">P - </text:span></text:p>
      <text:p text:style-name="P2"/>
      <text:p text:style-name="P1"><draw:rect text:anchor-type="as-char" style:rel-width="100%" draw:z-index="3" draw:style-name="gr1" draw:text-style-name="P19" svg:width="0.0012in" svg:height="0.0213in"><text:p/></draw:rect></text:p>
      <text:p text:style-name="Standard">News</text:p>
      <text:p text:style-name="Standard"/>
      <text:p text:style-name="Standard"><text:span text:style-name="T9">Ubuntu 32-bit support</text:span></text:p>
      <text:p text:style-name="Standard"><text:a xlink:type="simple" xlink:href="https://ubuntu.com/blog/statement-on-32-bit-i386-packages-for-ubuntu-19-10-and-20-04-lts" text:style-name="ListLabel_20_92" text:visited-style-name="ListLabel_20_92"><text:span text:style-name="T16">https://ubuntu.com/blog/statement-on-32-bit-i386-packages-for-ubuntu-19-10-and-20-04-lts</text:span></text:a></text:p>
      <text:list xml:id="list987971001" text:style-name="WWNum1">
        <text:list-item>
          <text:p text:style-name="P5"><text:span text:style-name="T5">Canonical states: <text:s/></text:span>"It has always been our intention to maintain users’ ability to run 32-bit applications on 64-bit Ubuntu – our kernels specifically support that."</text:p>
        </text:list-item>
        <text:list-item>
          <text:p text:style-name="P5"><text:span text:style-name="T5">The beauty of Linux is that of supporting legacy hardware and software, and Ubuntu getting rid of 32 bit support completely would cripple apps that need it, including Lutris and Steam.</text:span></text:p>
        </text:list-item>
        <text:list-item>
          <text:p text:style-name="P5"><text:span text:style-name="T5">Canonical, you do realize that Ubuntu is the main gaming Linux distro these days?</text:span></text:p>
        </text:list-item>
        <text:list-item>
          <text:p text:style-name="P5"><text:span text:style-name="T5">After talking recently about the controversial Linux Mint article, I was just getting ready to tell everyone that the Linux Mint Debian Edition (LMDE) would be a great alternative to Ubuntu, because Debian will continue support of 32bit libs.</text:span></text:p>
        </text:list-item>
        <text:list-item>
          <text:p text:style-name="P5"><text:span text:style-name="T9">Well then. </text:span></text:p>
        </text:list-item>
        <text:list-item>
          <text:p text:style-name="P5"><text:span text:style-name="T9">Plan #2 is to build selected 32-bit i386 packages for Ubuntu 19.10 and 20.04 LTS.</text:span></text:p>
        </text:list-item>
        <text:list-item>
          <text:p text:style-name="P5"><text:span text:style-name="T9">They will also be working with the WINE, Ubuntu Studio and gaming communities to use container technology to address the ultimate end of life of 32-bit libraries.</text:span></text:p>
          <text:list>
            <text:list-item>
              <text:p text:style-name="P15"><text:soft-page-break/><text:span text:style-name="T12">Notice how they specifically don’t say VALVe in that bit</text:span></text:p>
            </text:list-item>
          </text:list>
        </text:list-item>
        <text:list-item>
          <text:p text:style-name="P5"><text:span text:style-name="T9">Having a contingency plan in place seems logical, doesn't it. </text:span></text:p>
        </text:list-item>
        <text:list-item>
          <text:p text:style-name="P5"><text:span text:style-name="T9">And no, internet, we don’t get to have a collective </text:span><text:span text:style-name="T20">“we did it”</text:span><text:span text:style-name="T9"> party. </text:span></text:p>
        </text:list-item>
        <text:list-item>
          <text:p text:style-name="P5"><text:span text:style-name="T9">This was done in response to projects like WINE, Steam, and Ubuntu Studio collectively saying </text:span><text:span text:style-name="T20">“yeah, have fun with that.”</text:span></text:p>
        </text:list-item>
        <text:list-item>
          <text:p text:style-name="P5"><text:span text:style-name="T12">This was less of a screeching U-Turn and more of an exasperated “Fine!” after the internet went ape on them.</text:span></text:p>
        </text:list-item>
        <text:list-item>
          <text:p text:style-name="P5"><text:span text:style-name="T12">They say they had </text:span><text:span text:style-name="T13">extensive discussions</text:span><text:span text:style-name="T12"> consulted with VALVe, but something about Plagman’s tweet seems to say that VALVe’s opinion was “If you make our life harder, we’re going to drop you harder than the Pound after Brexit”</text:span></text:p>
          <text:list>
            <text:list-item>
              <text:p text:style-name="P15"><text:span text:style-name="T9">Where did they say extensive?</text:span></text:p>
            </text:list-item>
            <text:list-item>
              <text:p text:style-name="P15"><text:span text:style-name="T5">SteamOS is Debian based after all!</text:span></text:p>
            </text:list-item>
          </text:list>
        </text:list-item>
        <text:list-item>
          <text:p text:style-name="P5"><text:span text:style-name="T12">Shatrealm accurately pointed out the BS 32bit excuse they tried to throw in the line of fire.</text:span></text:p>
        </text:list-item>
        <text:list-item>
          <text:p text:style-name="P5"><text:span text:style-name="T12">Hey Canonical, 32bit systems aren’t vulnerable since most don’t have any speculative execution!</text:span></text:p>
        </text:list-item>
        <text:list-item>
          <text:p text:style-name="P5"><text:span text:style-name="T12">No one is asking you to keep doing 32bit images. This very same podcast accepted that it was very much an expected thing for you to do.</text:span></text:p>
        </text:list-item>
        <text:list-item>
          <text:p text:style-name="P5"><text:span text:style-name="T12">But the internet has made it very clear how the decision to curb 32bit entirely would shake out.</text:span></text:p>
        </text:list-item>
        <text:list-item>
          <text:p text:style-name="P5"><text:span text:style-name="T9">Install Fedora, live a little. </text:span></text:p>
        </text:list-item>
        <text:list-item>
          <text:p text:style-name="P5"><text:span text:style-name="T9">Little sad they decided against going forward. </text:span></text:p>
        </text:list-item>
      </text:list>
      <text:p text:style-name="Standard"/>
      <text:p text:style-name="Standard"><text:span text:style-name="T9">Fedora 31 Roadmap </text:span></text:p>
      <text:p text:style-name="P1"><text:a xlink:type="simple" xlink:href="https://blogs.gnome.org/uraeus/2019/06/24/on-the-road-to-fedora-workstation-31/" text:style-name="ListLabel_20_92" text:visited-style-name="ListLabel_20_92"><text:span text:style-name="T16">https://blogs.gnome.org/uraeus/2019/06/24/on-the-road-to-fedora-workstation-31/</text:span></text:a></text:p>
      <text:list xml:id="list1818320480" text:style-name="WWNum7">
        <text:list-item>
          <text:p text:style-name="P6"><text:span text:style-name="T9">Pipewire is an interesting project for sure. </text:span></text:p>
        </text:list-item>
        <text:list-item>
          <text:p text:style-name="P6"><text:span text:style-name="T9">That said, it’s not going to replace Jack anytime soon.</text:span></text:p>
        </text:list-item>
        <text:list-item>
          <text:p text:style-name="P6"><text:span text:style-name="T9">I’ve begun initial testing with pipewire + chrome + jack.</text:span><text:span text:style-name="T5"> </text:span></text:p>
        </text:list-item>
        <text:list-item>
          <text:p text:style-name="P6"><text:span text:style-name="T5">On the tails of the big release of RHEL 8 which is based on Fedora 28, Fedora is getting ready for a huge update for the upcoming Fedora 31 workstation, which will progress Red Hat rpm distros even further.</text:span></text:p>
        </text:list-item>
        <text:list-item>
          <text:p text:style-name="P6"><text:soft-page-break/><text:span text:style-name="T5">The Fedora developers primary focus is still finishing the Wayland transition.</text:span></text:p>
        </text:list-item>
        <text:list-item>
          <text:p text:style-name="P6"><text:span text:style-name="T5">Removing their X Windowing System dependency without the need of using XWayland in the GNOME shell is their biggest goal.</text:span></text:p>
        </text:list-item>
        <text:list-item>
          <text:p text:style-name="P6"><text:span text:style-name="T5">I was really impressed with how they will implement this and still support older software: <text:s/></text:span>“an X server (XWayland) would only be started if you actually run a X application and when you shut that application down the X server will be shut down too.”</text:p>
        </text:list-item>
        <text:list-item>
          <text:p text:style-name="P6"><text:span text:style-name="T5">Gamemode which optimizes gameplay on Linux, is being updated to work well with games packaged with Flatpaks.</text:span></text:p>
        </text:list-item>
        <text:list-item>
          <text:p text:style-name="P6"><text:span text:style-name="T5">They are finishing work on integrating the Dell Canvas Totem support, the device we talked about last year that is a large format graphics tablet with a stylus and also a turnable knob that can be placed onto the graphics tablet.</text:span></text:p>
        </text:list-item>
        <text:list-item>
          <text:p text:style-name="P6"><text:span text:style-name="T5">The Dell Canvas Totem is being used extensively in art, design, animation, editing and gaming houses and Red Hat rpm distros are at the forefront of this technology.</text:span></text:p>
        </text:list-item>
        <text:list-item>
          <text:p text:style-name="P6"><text:span text:style-name="T12">They’ve sent some code to NVidia so they can review and possibly make the drivers work with it.</text:span></text:p>
        </text:list-item>
        <text:list-item>
          <text:p text:style-name="P6"><text:span text:style-name="T12">If NVidia does, XWayland becomes a possibility and all of a sudden I can see myself using Wayland on this very box.</text:span></text:p>
        </text:list-item>
      </text:list>
      <text:p text:style-name="P3"/>
      <text:p text:style-name="Standard"><text:span text:style-name="T3">Zorin Pc’s</text:span></text:p>
      <text:p text:style-name="Standard"><text:a xlink:type="simple" xlink:href="https://zoringroup.com/blog/2019/06/21/introducing-computers-powered-by-zorin-os-in-collaboration-with-star-labs/" text:style-name="ListLabel_20_92" text:visited-style-name="ListLabel_20_92"><text:span text:style-name="T16">https://zoringroup.com/blog/2019/06/21/introducing-computers-powered-by-zorin-os-in-collaboration-with-star-labs/</text:span></text:a></text:p>
      <text:list xml:id="list3423556513" text:style-name="WWNum4">
        <text:list-item>
          <text:p text:style-name="P7"><text:span text:style-name="T5">Two weeks ago we talked about the Zorin OS new version 15 release and how much we liked this Ubuntu 18.04.2 LTS derivative aimed at new users to Linux.</text:span></text:p>
        </text:list-item>
        <text:list-item>
          <text:p text:style-name="P7"><text:span text:style-name="T5">Now Zorin is collaborating with Star Labs, a UK-based manufacturer specialising in computers designed for Linux.</text:span></text:p>
        </text:list-item>
        <text:list-item>
          <text:p text:style-name="P7"><text:span text:style-name="T5">Star Labs laptops are now available with Zorin OS 15 Core pre-installed. <text:s text:c="2"/></text:span></text:p>
        </text:list-item>
        <text:list-item>
          <text:p text:style-name="P7"><text:span text:style-name="T12">Ultrabook and netbook form factors.</text:span></text:p>
        </text:list-item>
        <text:list-item>
          <text:p text:style-name="P7"><text:span text:style-name="T12">More Linux computers for sale are always good, though I can’t imagine many of the typical users would even know about Star Labs.</text:span></text:p>
        </text:list-item>
      </text:list>
      <text:p text:style-name="Standard"/>
      <text:p text:style-name="Standard"><text:span text:style-name="T3">GPD 2 MAX</text:span></text:p>
      <text:p text:style-name="Standard"><text:a xlink:type="simple" xlink:href="https://liliputing.com/2019/06/gpd-p2-max-8-9-inch-laptop-crowdfunding-begins-june-26th.html" text:style-name="ListLabel_20_92" text:visited-style-name="ListLabel_20_92"><text:span text:style-name="T16">https://liliputing.com/2019/06/gpd-p2-max-8-9-inch-laptop-crowdfunding-begins-june-26th.html</text:span></text:a></text:p>
      <text:list xml:id="list2625056103" text:style-name="WWNum10">
        <text:list-item>
          <text:p text:style-name="P8"><text:span text:style-name="T5">Crowdfunding for the GPD P2 Max 8.9 inch laptop begins June 26th on Indiegogo where they are taking pre-orders.</text:span></text:p>
        </text:list-item>
        <text:list-item>
          <text:p text:style-name="P8"><text:span text:style-name="T5">The GPD P2 is a nice modern netbook/ultrabook that weighs 1.5 pounds with lots of power!</text:span></text:p>
          <text:list>
            <text:list-item>
              <text:p text:style-name="P16"><text:soft-page-break/><text:span text:style-name="T5">It has an 8.9 inch display at 2560 x 1600, up to an Intel Core m3-8100Y processor, up to 16GB of RAM, and up to 512GB of storage</text:span></text:p>
            </text:list-item>
          </text:list>
        </text:list-item>
        <text:list-item>
          <text:p text:style-name="P8"><text:span text:style-name="T5">The <text:s/>GPD P2 Max according to their site is “The world's smallest Ultrabook.”</text:span></text:p>
        </text:list-item>
        <text:list-item>
          <text:p text:style-name="P8"><text:span text:style-name="T5">I am guessing that Wimpy will probably put Ubuntu Mate on this as well as he did for the GPD Pocket 2 :-D</text:span></text:p>
        </text:list-item>
        <text:list-item>
          <text:p text:style-name="P8"><text:span text:style-name="T12">8.9” is like proper netbooksville.</text:span></text:p>
        </text:list-item>
      </text:list>
      <text:p text:style-name="Standard"/>
      <text:p text:style-name="Standard"><text:span text:style-name="T11">No one expects the Spanish embargo breaking</text:span></text:p>
      <text:p text:style-name="Standard"><text:a xlink:type="simple" xlink:href="https://wccftech.com/amd-ryzen-5-3600-zen-2-7nm-cpu-review-published-online/" text:style-name="ListLabel_20_92" text:visited-style-name="ListLabel_20_92"><text:span text:style-name="T16">https://wccftech.com/amd-ryzen-5-3600-zen-2-7nm-cpu-review-published-online/</text:span></text:a></text:p>
      <text:list xml:id="list2641414696" text:style-name="WWNum9">
        <text:list-item>
          <text:p text:style-name="P9"><text:span text:style-name="T12">At worse, it’s giving Jordan’s 6700K a run for the money</text:span></text:p>
        </text:list-item>
        <text:list-item>
          <text:p text:style-name="P9"><text:span text:style-name="T12">At best, it’s a 9900K for $199 MSRP</text:span></text:p>
        </text:list-item>
        <text:list-item>
          <text:p text:style-name="P9"><text:span text:style-name="T5">7nm Zen 2 core architecture for the win!</text:span></text:p>
        </text:list-item>
        <text:list-item>
          <text:p text:style-name="P9"><text:span text:style-name="T5">If these reviews hold steady, and they look they will, I will be buying a 3600 this year!</text:span></text:p>
        </text:list-item>
        <text:list-item>
          <text:p text:style-name="P9"><text:span text:style-name="T5">It is so wonderful having AMD in the game again! <text:s/>I still love running my AMD K6 every once in a while.</text:span></text:p>
        </text:list-item>
      </text:list>
      <text:p text:style-name="Standard"/>
      <text:p text:style-name="Standard"><text:span text:style-name="T11">Brainz beat troll </text:span></text:p>
      <text:p text:style-name="Standard"><text:a xlink:type="simple" xlink:href="https://blog.metabrainz.org/2019/06/25/we-were-sued-by-a-copyright-troll-and-we-prevailed/" text:style-name="ListLabel_20_92" text:visited-style-name="ListLabel_20_92"><text:span text:style-name="T16">https://blog.metabrainz.org/2019/06/25/we-were-sued-by-a-copyright-troll-and-we-prevailed/</text:span></text:a></text:p>
      <text:list xml:id="list3935352927" text:style-name="WWNum6">
        <text:list-item>
          <text:p text:style-name="P10"><text:span text:style-name="T12">This is awesome news!</text:span></text:p>
        </text:list-item>
        <text:list-item>
          <text:p text:style-name="P10"><text:span text:style-name="T12">Copyright trolls thrive on people being unable or unwilling to start legal proceedings.</text:span></text:p>
        </text:list-item>
        <text:list-item>
          <text:p text:style-name="P10"><text:span text:style-name="T12">The moment the lawyers, who deserve big kudos for taking metabrainz’ case pro-bono, shot back, the case was over.</text:span></text:p>
        </text:list-item>
        <text:list-item>
          <text:p text:style-name="P10"><text:span text:style-name="T12">But the case was dismissed with prejudice, so these trolls won’t be able to try this again with Metabrainz.</text:span></text:p>
        </text:list-item>
      </text:list>
      <text:p text:style-name="Standard"/>
      <text:p text:style-name="Standard"><text:span text:style-name="T3"><office:annotation office:name="__Annotation__145_1183907225"><dc:creator>Jill Bryant</dc:creator><dc:date>2019-06-24T21:27:35</dc:date><text:p><text:span text:style-name="T21">Makes sense, I can just introduce him before the Mathieu/Nova video . . .</text:span></text:p></office:annotation></text:span><text:span text:style-name="T3"><office:annotation office:name="__Annotation__143_1183907225"><dc:creator>Venn Stone</dc:creator><dc:date>2019-06-24T21:21:51</dc:date><text:p><text:span text:style-name="T21">&lt;- There is more information here, in the doc, vs the first video.</text:span></text:p></office:annotation></text:span><text:span text:style-name="T3"><office:annotation office:name="__Annotation__141_1183907225"><dc:creator>Jill Bryant</dc:creator><dc:date>2019-06-24T21:19:47</dc:date><text:p><text:span text:style-name="T21">Sounds good, thought they could just be edited together though . . .</text:span></text:p></office:annotation></text:span><text:span text:style-name="T3"><office:annotation office:name="__Annotation__139_1183907225"><dc:creator>Venn Stone</dc:creator><dc:date>2019-06-24T21:18:28</dc:date><text:p><text:span text:style-name="T21">The long one with big French is fine. The two minutes with mini Strider is no go.</text:span></text:p></office:annotation></text:span><text:span text:style-name="T3">Interview with Nova King</text:span><office:annotation-end office:name="__Annotation__139_1183907225"/><office:annotation-end office:name="__Annotation__141_1183907225"/><office:annotation-end office:name="__Annotation__143_1183907225"/><office:annotation-end office:name="__Annotation__145_1183907225"/></text:p>
      <text:p text:style-name="Standard"><text:soft-page-break/><text:span text:style-name="T5">There are two interviews with Nova King (aka Justin King), one in 03--Saturday Interview with Alan's Camera Folder--</text:span><text:span text:style-name="T3">DSC_0036.MOV</text:span><text:span text:style-name="T5"> which is an intro to Nova and his projects, and the other in 04--Sunday Interviews with Alan's Camera Folder--</text:span><text:span text:style-name="T3">DSC_0011.MOV</text:span><text:span text:style-name="T5">, an interview with Nova and Mathieu at the Lutris booth talking about details about Nova’s AR project.</text:span></text:p>
      <text:p text:style-name="Standard"><text:span text:style-name="T5">Also there are pictures of his AR Window Manager project in the Nova King "Little Strider" interview photos for his Linux AR Window Manager project Folder.</text:span></text:p>
      <text:p text:style-name="P3"/>
      <text:list xml:id="list3549989079" text:style-name="WWNum5">
        <text:list-item>
          <text:p text:style-name="P11"><text:span text:style-name="T5">Nova is an amazing person and one of the smartest people I know, and has been SCaLE’s wonder kid for a long time!</text:span></text:p>
        </text:list-item>
        <text:list-item>
          <text:p text:style-name="P11"><text:span text:style-name="T5">I have been going to his incredible talks at SCaLE over the last 4 years, which were featured in the “SCaLE: The Next Generation” youth track.</text:span></text:p>
        </text:list-item>
        <text:list-item>
          <text:p text:style-name="P11"><text:span text:style-name="T5">Nova tweeted me and said “Finally making progress on my AR wayland compositor! It's gonna be called Stardust UI! :D”</text:span></text:p>
        </text:list-item>
        <text:list-item>
          <text:p text:style-name="P11"><text:span text:style-name="T5">If you would like to contribute to Nova King’s projects or would like more information Nova can be reached at:</text:span></text:p>
          <text:list>
            <text:list-item>
              <text:p text:style-name="P17"><text:a xlink:type="simple" xlink:href="http://technobaboo.tking.org" text:style-name="ListLabel_20_92" text:visited-style-name="ListLabel_20_92"><text:span text:style-name="T16">http://technobaboo.tking.org</text:span></text:a></text:p>
            </text:list-item>
            <text:list-item>
              <text:p text:style-name="P17"><text:a xlink:type="simple" xlink:href="https://twitter.com/technobaboo" text:style-name="ListLabel_20_92" text:visited-style-name="ListLabel_20_92"><text:span text:style-name="T16">@technobaboo</text:span></text:a></text:p>
            </text:list-item>
            <text:list-item>
              <text:p text:style-name="P17"><text:span text:style-name="T5">Nova’s Bio at SCaLE: <text:s/></text:span><text:a xlink:type="simple" xlink:href="https://www.socallinuxexpo.org/scale/17x/speakers/justin-king" text:style-name="ListLabel_20_92" text:visited-style-name="ListLabel_20_92"><text:span text:style-name="T16">https://www.socallinuxexpo.org/scale/17x/speakers/justin-king</text:span></text:a></text:p>
            </text:list-item>
          </text:list>
        </text:list-item>
      </text:list>
      <text:p text:style-name="Standard"/>
      <text:p text:style-name="Standard"><draw:rect text:anchor-type="as-char" style:rel-width="100%" draw:z-index="4" draw:style-name="gr1" draw:text-style-name="P19" svg:width="0.0012in" svg:height="0.0213in"><text:p/></draw:rect></text:p>
      <text:p text:style-name="Standard">Plugs</text:p>
      <text:p text:style-name="Standard"/>
      <text:p text:style-name="Standard"><draw:rect text:anchor-type="as-char" style:rel-width="100%" draw:z-index="5" draw:style-name="gr1" draw:text-style-name="P19" svg:width="0.0012in" svg:height="0.0213in"><text:p/></draw:rect></text:p>
      <text:p text:style-name="Standard">Slice of Pi</text:p>
      <text:p text:style-name="Standard"/>
      <text:p text:style-name="Standard"><text:span text:style-name="T8">Pi X 4</text:span></text:p>
      <text:p text:style-name="Standard"><text:a xlink:type="simple" xlink:href="https://www.raspberrypi.org/blog/raspberry-pi-4-on-sale-now-from-35/" text:style-name="ListLabel_20_92" text:visited-style-name="ListLabel_20_92"><text:span text:style-name="T16">https://www.raspberrypi.org/blog/raspberry-pi-4-on-sale-now-from-35/</text:span></text:a></text:p>
      <text:list xml:id="list530463206" text:style-name="WWNum2">
        <text:list-item>
          <text:p text:style-name="P12"><text:span text:style-name="T9">Going to see if I can make one into a third Optiplex box for the studio. </text:span></text:p>
        </text:list-item>
        <text:list-item>
          <text:p text:style-name="P12"><text:span text:style-name="T9">I know it can handle the audio, it’s seeing if the faster CPU + additional RAM can deliver the video. </text:span></text:p>
        </text:list-item>
        <text:list-item>
          <text:p text:style-name="P12"><text:soft-page-break/><text:span text:style-name="T9">When they come back in stock.</text:span></text:p>
        </text:list-item>
        <text:list-item>
          <text:p text:style-name="P12"><text:span text:style-name="T9">Real 1GB ethernet.</text:span></text:p>
        </text:list-item>
        <text:list-item>
          <text:p text:style-name="P12"><text:span text:style-name="T9">8GB variant hinted at in the manual. </text:span></text:p>
        </text:list-item>
        <text:list-item>
          <text:p text:style-name="P12"><text:span text:style-name="T9">Nice of them to include two mini-HDMI because one of them is gonna break. </text:span></text:p>
        </text:list-item>
        <text:list-item>
          <text:p text:style-name="P12"><text:span text:style-name="T5">Amazing! <text:s/>Supports two 4k monitors via two micro HDMI ports.</text:span></text:p>
        </text:list-item>
        <text:list-item>
          <text:p text:style-name="P12"><text:span text:style-name="T5">The Raspberry Pi 4 with 4GB of RAM option at $55 is truly the cheapest low-end desktop replacement computer you can buy!</text:span></text:p>
        </text:list-item>
        <text:list-item>
          <text:p text:style-name="P12"><text:span text:style-name="T5">New Raspbian operating system based on the forthcoming Debian 10 Buster, which comes with many updates, performance improvements and a more modern UI.</text:span></text:p>
        </text:list-item>
        <text:list-item>
          <text:p text:style-name="P12"><text:span text:style-name="T12">The release announcements painted a picture of a SBC which could work as a desktop replacement.</text:span></text:p>
        </text:list-item>
        <text:list-item>
          <text:p text:style-name="P12"><text:span text:style-name="T12">Granted, double Micro-HDMI 2 connectors and 4GB of RAM is kinda crazy for a system which retails for £53.</text:span></text:p>
        </text:list-item>
        <text:list-item>
          <text:p text:style-name="P12"><text:span text:style-name="T12">But it’s not a desktop replacement.</text:span></text:p>
        </text:list-item>
        <text:list-item>
          <text:p text:style-name="P12"><text:span text:style-name="T12">Even the more powerful Chromeboxes failed to deliver in that regard.</text:span></text:p>
        </text:list-item>
      </text:list>
      <text:p text:style-name="Standard"/>
      <text:p text:style-name="Standard"><text:span text:style-name="T11">Rock Pi</text:span></text:p>
      <text:p text:style-name="Standard"><text:a xlink:type="simple" xlink:href="https://hackaday.com/2019/06/21/new-part-day-this-10-rocking-single-board-computer-does-everything-you-want/" text:style-name="ListLabel_20_92" text:visited-style-name="ListLabel_20_92"><text:span text:style-name="T16">https://hackaday.com/2019/06/21/new-part-day-this-10-rocking-single-board-computer-does-everything-you-want/</text:span></text:a></text:p>
      <text:list xml:id="list309625846" text:style-name="WWNum3">
        <text:list-item>
          <text:p text:style-name="P13"><text:span text:style-name="T12">$10 seems reasonable for something like this.</text:span></text:p>
        </text:list-item>
        <text:list-item>
          <text:p text:style-name="P13"><text:span text:style-name="T12">Heck, it comes with wifi built-in!</text:span></text:p>
        </text:list-item>
        <text:list-item>
          <text:p text:style-name="P13"><text:span text:style-name="T12">It’s a smaller and arguably more modular Pi Zero W.</text:span></text:p>
        </text:list-item>
        <text:list-item>
          <text:p text:style-name="P13"><text:span text:style-name="T12">Of course, the Zero W has a lot more support and name recognition.</text:span></text:p>
        </text:list-item>
        <text:list-item>
          <text:p text:style-name="P13"><text:span text:style-name="T12">Still, if what you want is something along the lines of the CHIP, this can probably cut it.</text:span></text:p>
        </text:list-item>
      </text:list>
      <text:p text:style-name="Standard"><draw:rect text:anchor-type="as-char" style:rel-width="100%" draw:z-index="6" draw:style-name="gr1" draw:text-style-name="P19" svg:width="0.0012in" svg:height="0.0213in"><text:p/></draw:rect></text:p>
      <text:p text:style-name="Standard">Feedback</text:p>
      <text:p text:style-name="Standard"><text:soft-page-break/></text:p>
      <text:p text:style-name="Standard">Shirts</text:p>
      <text:p text:style-name="Standard"><text:a xlink:type="simple" xlink:href="https://linuxgamecast.com/bradley/?XTJnz47" text:style-name="ListLabel_20_92" text:visited-style-name="ListLabel_20_92"><text:span text:style-name="T16">https://linuxgamecast.com/bradley/?XTJnz47</text:span></text:a></text:p>
      <text:list xml:id="list1166675838" text:style-name="WWNum8">
        <text:list-item>
          <text:p text:style-name="P14"><text:span text:style-name="T5">TeeHee Freso, it says “Good evening Mr. Gates, I’ll be your server today!” And has a picture of Tux the penguin getting ready to stomp on the Microsoft campus in Redmond, Washington.</text:span></text:p>
        </text:list-item>
        <text:list-item>
          <text:p text:style-name="P14"><text:span text:style-name="T5">This was one of my first Linux shirts that I bought in the late 1990’s from Penguin Computing back in the day.</text:span></text:p>
        </text:list-item>
        <text:list-item>
          <text:p text:style-name="P14"><text:span text:style-name="T5">I wore it again to show you, and this is the first time I have worn the same Linux shirt twice on LWDW :-D <text:s/>I have over a hundred Linux shirts in my collection!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2" style:display-name="ListLabel 92"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32" meta:word-count="1686" meta:character-count="10339" meta:non-whitespace-character-count="8831"/>
    <meta:generator>LibreOfficeDev/6.0.5.2$Linux_X86_64 LibreOffice_project/</meta:generator>
  </office:meta>
</office:document-meta>
</file>